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EasyReading" svg:font-family="EasyReading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/>
    <style:font-face style:name="Lucida Sans1" svg:font-family="'Lucida Sans'" style:font-pitch="variable"/>
    <style:font-face style:name="Mangal" svg:font-family="Mangal"/>
    <style:font-face style:name="Microsoft YaHei" svg:font-family="'Microsoft YaHei'"/>
    <style:font-face style:name="OpenSymbol" svg:font-family="Open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imSun" svg:font-family="SimSun"/>
    <style:font-face style:name="SimSun1" svg:font-family="SimSun" style:font-pitch="variable"/>
    <style:font-face style:name="StarBats" svg:font-family="StarBats" style:font-charset="x-symbol"/>
    <style:font-face style:name="Symbol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4.25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Tabella1.D1" style:family="table-cell">
      <style:table-cell-properties fo:padding="0.097cm" fo:border="0.25pt solid #000000" style:direction="ltr" fo:wrap-option="wrap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Tabella1.D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7cm"/>
    </style:style>
    <style:style style:name="Tabella2.A1" style:family="table-cell">
      <style:table-cell-properties fo:background-color="#dddddd" fo:padding="0.097cm" fo:border="0.25pt solid #000000" style:direction="ltr" fo:wrap-option="wrap" style:writing-mode="lr-tb">
        <style:background-image/>
      </style:table-cell-properties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direction="ltr" fo:wrap-option="wrap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direction="ltr" fo:wrap-option="wrap" style:writing-mode="lr-tb">
        <style:background-image/>
      </style:table-cell-properties>
    </style:style>
    <style:style style:name="Tabella5" style:family="table">
      <style:table-properties style:width="17cm" fo:margin-left="0cm" table:align="left"/>
    </style:style>
    <style:style style:name="Tabella5.A" style:family="table-column">
      <style:table-column-properties style:column-width="1.725cm"/>
    </style:style>
    <style:style style:name="Tabella5.B" style:family="table-column">
      <style:table-column-properties style:column-width="15.275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Tabella5.B1" style:family="table-cell">
      <style:table-cell-properties fo:padding="0.097cm" fo:border="0.25pt solid #000000" style:direction="ltr" fo:wrap-option="wrap" style:writing-mode="lr-tb"/>
    </style:style>
    <style:style style:name="Tabella5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Tabella6" style:family="table">
      <style:table-properties style:width="17cm" fo:margin-left="0cm" table:align="left"/>
    </style:style>
    <style:style style:name="Tabella6.A" style:family="table-column">
      <style:table-column-properties style:column-width="1.725cm"/>
    </style:style>
    <style:style style:name="Tabella6.B" style:family="table-column">
      <style:table-column-properties style:column-width="15.275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Tabella6.B1" style:family="table-cell">
      <style:table-cell-properties fo:padding="0.097cm" fo:border="0.25pt solid #000000" style:direction="ltr" fo:wrap-option="wrap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2" style:family="paragraph" style:parent-style-name="Normale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6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Times New Roman" fo:font-size="10.5pt" fo:letter-spacing="normal" fo:language="it" fo:country="IT" fo:font-style="normal" style:text-underline-style="none" fo:font-weight="normal" style:font-name-asian="Times New Roman" style:font-name-complex="Times New Roman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8" style:family="paragraph" style:parent-style-name="Text_20_body">
      <loext:graphic-properties draw:fill="solid" draw:fill-color="#ffffff" draw:opacity="100%"/>
      <style:paragraph-properties fo:background-color="#ffffff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9" style:family="paragraph" style:parent-style-name="Table_20_Heading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0.5pt" fo:letter-spacing="normal" fo:language="it" fo:country="IT" fo:font-style="normal" style:text-underline-style="none" fo:font-weight="bold" style:font-name-asian="Times New Roman" style:font-name-complex="Times New Roman"/>
    </style:style>
    <style:style style:name="P10" style:family="paragraph" style:parent-style-name="Table_20_Heading">
      <style:text-properties fo:font-variant="normal" fo:text-transform="none" fo:color="#000000" loext:opacity="100%" style:text-line-through-style="none" style:text-line-through-type="none" style:font-name="Times New Roman" fo:font-size="10.5pt" fo:letter-spacing="normal" fo:language="it" fo:country="IT" fo:font-style="normal" style:text-underline-style="none" fo:font-weight="bold" style:font-name-asian="Times New Roman" style:font-name-complex="Times New Roman"/>
    </style:style>
    <style:style style:name="P11" style:family="paragraph" style:parent-style-name="Normale" style:master-page-name="MasterPage2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12" style:family="paragraph" style:parent-style-name="Normale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13" style:family="paragraph" style:parent-style-name="Normale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P14" style:family="paragraph" style:parent-style-name="Heading_20_1">
      <style:text-properties fo:font-variant="normal" fo:text-transform="none" fo:color="#000000" loext:opacity="100%" style:text-line-through-style="none" style:text-line-through-type="none" style:font-name="Arial" fo:font-size="14pt" fo:letter-spacing="normal" fo:language="it" fo:country="IT" fo:font-style="normal" style:text-underline-style="none" fo:font-weight="bold" style:font-name-asian="Arial" style:font-name-complex="Arial"/>
    </style:style>
    <style:style style:name="P15" style:family="paragraph" style:parent-style-name="Heading_20_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4pt" fo:letter-spacing="normal" fo:language="it" fo:country="IT" fo:font-style="normal" style:text-underline-style="none" fo:font-weight="bold" style:font-name-asian="Arial" style:font-name-complex="Arial"/>
    </style:style>
    <style:style style:name="P16" style:family="paragraph" style:parent-style-name="Heading_20_2" style:list-style-name="L2">
      <style:text-properties fo:font-variant="normal" fo:text-transform="none" fo:color="#000000" loext:opacity="100%" style:text-line-through-style="none" style:text-line-through-type="none" style:font-name="Liberation Sans" fo:font-size="14pt" fo:letter-spacing="normal" fo:language="it" fo:country="IT" fo:font-style="normal" style:text-underline-style="none" fo:font-weight="bold" style:font-name-asian="Microsoft YaHei" style:font-name-complex="Liberation Sans"/>
    </style:style>
    <style:style style:name="P17" style:family="paragraph" style:parent-style-name="Heading_20_2" style:list-style-name="L3">
      <style:text-properties fo:font-variant="normal" fo:text-transform="none" fo:color="#000000" loext:opacity="100%" style:text-line-through-style="none" style:text-line-through-type="none" style:font-name="Liberation Sans" fo:font-size="14pt" fo:letter-spacing="normal" fo:language="it" fo:country="IT" fo:font-style="normal" style:text-underline-style="none" fo:font-weight="bold" style:font-name-asian="Microsoft YaHei" style:font-name-complex="Liberation Sans"/>
    </style:style>
    <style:style style:name="P18" style:family="paragraph" style:parent-style-name="Paragrafo_20_elenco" style:list-style-name="WWNum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Mangal"/>
    </style:style>
    <style:style style:name="P19" style:family="paragraph">
      <style:paragraph-properties fo:line-height="100%" fo:text-align="start"/>
    </style:style>
    <style:style style:name="P20" style:family="paragraph">
      <loext:graphic-properties draw:fill="none"/>
    </style:style>
    <style:style style:name="T28" style:family="text">
      <style:text-properties style:font-name="EasyReading"/>
    </style:style>
    <style:style style:name="T29" style:family="text">
      <style:text-properties style:font-name="EasyReading" fo:font-size="14pt" fo:font-weight="bold"/>
    </style:style>
    <style:style style:name="T30" style:family="text">
      <style:text-properties style:font-name="EasyReading" fo:font-size="24pt" fo:font-weight="bold"/>
    </style:style>
    <style:style style:name="T31" style:family="text">
      <style:text-properties style:font-name="EasyReading" fo:font-style="italic"/>
    </style:style>
    <style:style style:name="T32" style:family="text">
      <style:text-properties style:font-name="EasyReading" fo:font-weight="bold"/>
    </style:style>
    <style:style style:name="T33" style:family="text">
      <style:text-properties style:font-name="EasyReading" style:font-style-asian="normal" style:font-style-complex="normal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weight="bold" style:font-name-complex="Times New Roman"/>
    </style:style>
    <style:style style:name="T36" style:family="text">
      <style:text-properties style:font-name="Times New Roman" style:font-name-complex="Times New Roman"/>
    </style:style>
    <style:style style:name="T37" style:family="text">
      <style:text-properties style:font-name="Times New Roman" style:text-underline-style="solid" style:text-underline-width="auto" style:text-underline-color="font-color"/>
    </style:style>
    <style:style style:name="T38" style:family="text">
      <style:text-properties fo:color="#008000" loext:opacity="100%" style:font-name="Times New Roman" fo:font-style="italic"/>
    </style:style>
    <style:style style:name="T39" style:family="text">
      <style:text-properties fo:color="#000000" loext:opacity="100%" fo:font-size="12pt"/>
    </style:style>
    <style:style style:name="T40" style:family="text">
      <style:text-properties fo:font-size="12pt"/>
    </style:style>
    <style:style style:name="T41" style:family="text">
      <style:text-properties fo:color="#ff0000" loext:opacity="100%" style:text-line-through-style="solid" style:text-line-through-type="single"/>
    </style:style>
    <style:style style:name="T42" style:family="text">
      <style:text-properties fo:color="#007fff" loext:opacity="100%" fo:font-weight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normal" style:font-name-asian="SimSun" style:font-name-complex="Lucida Sans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it" fo:country="IT" fo:font-style="normal" style:text-underline-style="none" fo:font-weight="bold" style:font-name-asian="SimSun" style:font-name-complex="Lucida Sans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fill="none" draw:textarea-vertical-align="top" draw:auto-grow-height="false" draw:auto-grow-width="false" fo:padding-top="0cm" fo:padding-bottom="0cm" fo:padding-left="0cm" fo:padding-right="0cm" fo:margin-left="0cm" fo:margin-right="0cm" fo:margin-top="0cm" fo:margin-bottom="0cm" style:run-through="background" style:vertical-pos="from-top" style:vertical-rel="paragraph" style:horizontal-pos="from-left" style:horizontal-rel="char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fill="none" draw:textarea-vertical-align="top" draw:auto-grow-height="true" draw:fit-to-size="false" style:shrink-to-fit="false" fo:min-height="0.034cm" fo:padding-top="0cm" fo:padding-bottom="0cm" fo:padding-left="0cm" fo:padding-right="0cm" fo:wrap-option="no-wrap" fo:margin-left="0cm" fo:margin-right="0cm" fo:margin-top="0cm" fo:margin-bottom="0cm" style:run-through="background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<text:span text:style-name="T29">Basi di dati e Sistemi Informativi: Sperimentazioni A.A. 2023-2024</text:span><text:span text:style-name="T29"/></text:p>
      <text:p text:style-name="P12"><text:span text:style-name="T30">BOZZA PROGETTAZIONE CONCETTUALE</text:span><text:span text:style-name="T30"/></text:p>
      <text:p text:style-name="P2"/>
      <text:p text:style-name="P2"><text:span text:style-name="T35">Componenti del gruppo:</text:span><text:span text:style-name="T35"/></text:p>
      <text:list text:style-name="WWNum2">
        <text:list-item>
          <text:p text:style-name="P18"><text:span text:style-name="Car._20_predefinito_20_paragrafo"><text:span text:style-name="T28">Componente 1: </text:span></text:span><text:span text:style-name="Car._20_predefinito_20_paragrafo"><text:span text:style-name="T33">Matteo, Palmieri, 20038775</text:span></text:span></text:p>
        </text:list-item>
        <text:list-item>
          <text:p text:style-name="P18"><text:span text:style-name="Car._20_predefinito_20_paragrafo"><text:span text:style-name="T28">Componente 2: </text:span></text:span><text:span text:style-name="Car._20_predefinito_20_paragrafo"><text:span text:style-name="T33">Andrea, Fincato, 20050547</text:span></text:span><text:span text:style-name="T32"/></text:p>
        </text:list-item>
      </text:list>
      <text:p text:style-name="P14"><text:span text:style-name="T36">1.1. Requisiti iniziali</text:span><text:span text:style-name="T36"/></text:p>
      <text:p text:style-name="P3"><text:span text:style-name="Car._20_predefinito_20_paragrafo"><text:span text:style-name="T34">&lt; qui ci va il testo iniziale integrato con </text:span></text:span><text:span text:style-name="Car._20_predefinito_20_paragrafo"><text:span text:style-name="T38">osservazioni fatte da voi</text:span></text:span><text:span text:style-name="Car._20_predefinito_20_paragrafo"><text:span text:style-name="T34">. Per esempio, se vi vengono forniti dei file integrativi (screenshot dell’applicazione), potete integrare il testo con descrizioni di elementi/funzionalità che sono evidenti dai file. Oppure, potete integrare il testo con funzionalità ovvie dato il problema: se sto gestendo una piattaforma con degli utenti, ovviamente dovrò avere la possibilità di aggiungere un utente.&gt;</text:span></text:span></text:p>
      <text:p text:style-name="P14"><text:span text:style-name="T36">1.2. Glossario dei termini</text:span><text:span text:style-name="T36"/></text:p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>
            <table:table-cell table:style-name="Tabella1.A1" office:value-type="string">
              <text:p text:style-name="P9"><text:span text:style-name="T40">Termine</text:span><text:span text:style-name="T39"/></text:p>
              <text:p text:style-name="P10"/>
            </table:table-cell>
            <table:table-cell table:style-name="Tabella1.A1" office:value-type="string">
              <text:p text:style-name="P10"><text:span text:style-name="T40">Descrizione</text:span><text:span text:style-name="T40"/></text:p>
            </table:table-cell>
            <table:table-cell table:style-name="Tabella1.A1" office:value-type="string">
              <text:p text:style-name="P10"><text:span text:style-name="T40">Sinonimi</text:span><text:span text:style-name="T40"/></text:p>
            </table:table-cell>
            <table:table-cell table:style-name="Tabella1.D1" office:value-type="string">
              <text:p text:style-name="P10"><text:span text:style-name="T40">Collegamenti</text:span><text:span text:style-name="T40"/></text:p>
            </table:table-cell>
          </table:table-row>
        </table:table-header-rows>
        <table:table-row>
          <table:table-cell table:style-name="Tabella1.A2" office:value-type="string">
            <text:p text:style-name="P6">&lt;termine&gt;</text:p>
          </table:table-cell>
          <table:table-cell table:style-name="Tabella1.A2" office:value-type="string">
            <text:p text:style-name="P6">&lt;breve descrizione&gt;</text:p>
          </table:table-cell>
          <table:table-cell table:style-name="Tabella1.A2" office:value-type="string">
            <text:p text:style-name="P6">&lt;sinonimi presenti nel testo&gt;</text:p>
          </table:table-cell>
          <table:table-cell table:style-name="Tabella1.D2" office:value-type="string">
            <text:p text:style-name="P6">&lt;elementi collegati al termine&gt;</text:p>
          </table:table-cell>
        </table:table-row>
        <table:table-row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D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6">...</text:p>
          </table:table-cell>
          <table:table-cell table:style-name="Tabella1.A2" office:value-type="string">
            <text:p text:style-name="P6">...</text:p>
          </table:table-cell>
          <table:table-cell table:style-name="Tabella1.A2" office:value-type="string">
            <text:p text:style-name="P6">...</text:p>
          </table:table-cell>
          <table:table-cell table:style-name="Tabella1.D2" office:value-type="string">
            <text:p text:style-name="P6">...</text:p>
          </table:table-cell>
        </table:table-row>
      </table:table>
      <text:p text:style-name="P4"/>
      <text:h text:style-name="P15" text:outline-level="2"><text:span text:style-name="T36">1.3. Requisiti riscritti</text:span><text:span text:style-name="T36"/></text:h>
      <text:p text:style-name="P3">&lt; qui ci vanno i requisiti della sezione 1.1 riscritti senza sinonimi e con frasi standardizzate. Ricordarsi di marcare in maniera grafica <text:span text:style-name="Car._20_predefinito_20_paragrafo"><text:span text:style-name="T41">ciò che è stato cancellato/sostituito</text:span></text:span> e <text:span text:style-name="Car._20_predefinito_20_paragrafo"><text:span text:style-name="T42">ciò che è stato aggiunto</text:span></text:span>&gt;</text:p>
      <text:p text:style-name="P14"><text:span text:style-name="T36">1.4. Requisiti strutturati in gruppi di frasi omogenee</text:span><text:span text:style-name="T36"/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"><text:span text:style-name="T37">Frasi di carattere generale<text:line-break/>&lt;...&gt;</text:span><text:span text:style-name="T37"/></text:p>
          </table:table-cell>
        </table:table-row>
      </table:table>
      <text:p text:style-name="P4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4"><text:span text:style-name="T37">Frasi relative a &lt;elemento&gt;<text:line-break/>&lt;...&gt;</text:span><text:span text:style-name="T37"/></text:p>
          </table:table-cell>
        </table:table-row>
      </table:table>
      <text:p text:style-name="P8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"><text:span text:style-name="T37">Frasi relative a &lt;elemento&gt;<text:line-break/>&lt;...&gt;</text:span><text:span text:style-name="T37"/></text:p>
          </table:table-cell>
        </table:table-row>
      </table:table>
      <text:p text:style-name="P14"><text:span text:style-name="T36">1.5. Schema E-R + regole aziendali</text:span><text:span text:style-name="T36"/></text:p>
      <text:p text:style-name="P4"><draw:frame text:anchor-type="char" draw:z-index="3" draw:name="Forma1" draw:style-name="gr1" draw:text-style-name="P20" svg:width="16.8cm" svg:height="6.497cm" svg:x="0.15cm" svg:y="0.46cm"><draw:text-box><text:p text:style-name="P19"><text:span text:style-name="T44">QUI CI VA IL VOSTRO SCHEMA ER </text:span><text:span text:style-name="T45">INIZIALE </text:span><text:span text:style-name="T44">(NON RISTRUTTURATO)</text:span></text:p><text:p text:style-name="P19"><text:span text:style-name="T44">Per comodità, in questo schema ER inserite anche le ridondanze che analizzerete in fase di ristrutturazione.</text:span></text:p></draw:text-box></draw:frame><text:soft-page-break/>&lt;eventuali commenti sullo schema ER&gt;<text:line-break/>&lt;sono stati usati pattern di progettazione?&gt;<text:line-break/>&lt;quale strategia di progetto avete utilizzato?&gt;</text:p>
      <text:list text:style-name="L2">
        <text:list-item>
          <text:p text:style-name="P16"><text:span text:style-name="T36">Regole aziendali</text:span><text:span text:style-name="T36"/></text:p>
        </text:list-item>
        <text:list-item>
          <text:p text:style-name="P16"><text:span text:style-name="T36">Vincoli di Integrità:</text:span><text:span text:style-name="T36"/></text:p>
        </text:list-item>
      </text:list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">RV1</text:p>
          </table:table-cell>
          <table:table-cell table:style-name="Tabella5.B1" office:value-type="string">
            <text:p text:style-name="P6">&lt;concetto&gt; deve/non deve &lt;espressione&gt;</text:p>
          </table:table-cell>
        </table:table-row>
        <table:table-row>
          <table:table-cell table:style-name="Tabella5.A2" office:value-type="string">
            <text:p text:style-name="P6">...</text:p>
          </table:table-cell>
          <table:table-cell table:style-name="Tabella5.B2" office:value-type="string">
            <text:p text:style-name="P6">...</text:p>
          </table:table-cell>
        </table:table-row>
      </table:table>
      <text:list text:style-name="L3">
        <text:list-item>
          <text:p text:style-name="P17"><text:span text:style-name="T36">Derivazioni:</text:span><text:span text:style-name="T36"/></text:p>
        </text:list-item>
      </text:list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">RD1</text:p>
          </table:table-cell>
          <table:table-cell table:style-name="Tabella6.B1" office:value-type="string">
            <text:p text:style-name="P6">&lt;concetto&gt; si ottiene &lt;operazione&gt;</text:p>
          </table:table-cell>
        </table:table-row>
        <table:table-row>
          <table:table-cell table:style-name="Tabella6.A2" office:value-type="string">
            <text:p text:style-name="P6">...</text:p>
          </table:table-cell>
          <table:table-cell table:style-name="Tabella6.B2" office:value-type="string">
            <text:p text:style-name="P6">...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EasyReading" svg:font-family="EasyReading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ucida Sans" svg:font-family="'Lucida Sans'"/>
    <style:font-face style:name="Lucida Sans1" svg:font-family="'Lucida Sans'" style:font-pitch="variable"/>
    <style:font-face style:name="Mangal" svg:font-family="Mangal"/>
    <style:font-face style:name="Microsoft YaHei" svg:font-family="'Microsoft YaHei'"/>
    <style:font-face style:name="OpenSymbol" svg:font-family="Open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imSun" svg:font-family="SimSun"/>
    <style:font-face style:name="SimSun1" svg:font-family="SimSun" style:font-pitch="variable"/>
    <style:font-face style:name="StarBats" svg:font-family="StarBats" style:font-charset="x-symbol"/>
    <style:font-face style:name="Symbol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0pt" fo:language="none" fo:country="none" style:font-name-asian="Segoe UI1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line-height="100%" fo:text-align="start" style:justify-single-word="false" fo:padding="0cm" fo:border="none" style:text-autospace="ideograph-alpha" style:punctuation-wrap="hanging" style:line-break="strict" style:tab-stop-distance="1.251cm" style:writing-mode="page"/>
      <style:text-properties fo:color="#000000" style:font-name="Liberation Serif2" fo:font-size="10pt" fo:language="it" fo:country="IT" style:font-name-asian="Segoe UI1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text-align="center" style:justify-single-word="false"/>
      <style:text-properties fo:font-size="28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Heading" style:class="text">
      <style:text-properties style:font-name="Arial" fo:font-family="Arial" fo:font-weight="bold" style:font-name-asian="Arial" style:font-family-asian="Arial" style:font-name-complex="Arial" style:font-family-complex="Arial"/>
    </style:style>
    <style:style style:name="Heading_20_2" style:display-name="Heading 2" style:family="paragraph" style:parent-style-name="Heading" style:class="text">
      <style:paragraph-properties fo:margin-top="0.353cm" fo:margin-bottom="0cm" style:contextual-spacing="false"/>
      <style:text-properties fo:font-weight="bold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e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paragraph-properties fo:line-height="100%" fo:text-align="start" style:justify-single-word="false" fo:padding="0cm" fo:border="none"/>
      <style:text-properties fo:font-variant="normal" fo:text-transform="none" fo:color="#000000" loext:opacity="100%" style:text-line-through-style="none" style:text-line-through-type="none" style:font-name="Liberation Serif" fo:font-family="'Liberation Serif'" fo:font-size="12pt" fo:letter-spacing="normal" fo:language="it" fo:country="IT" fo:font-style="normal" style:text-underline-style="none" fo:font-weight="normal" style:font-name-asian="SimSun" style:font-family-asian="SimSun" style:font-name-complex="Lucida Sans" style:font-family-complex="'Lucida Sans'"/>
    </style:style>
    <style:style style:name="Normale" style:family="paragraph" style:parent-style-name="DStyle_5f_paragraph"/>
    <style:style style:name="List" style:family="paragraph" style:parent-style-name="Text_20_body" style:class="list"/>
    <style:style style:name="Index" style:family="paragraph" style:parent-style-name="Standard" style:class="index"/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/>
      <style:text-properties fo:font-size="6pt"/>
    </style:style>
    <style:style style:name="Table_20_Contents" style:display-name="Table Contents" style:family="paragraph" style:parent-style-name="Standard" style:class="extra">
      <style:text-properties style:font-name="Times New Roman" fo:font-family="'Times New Roman'" fo:font-size="10.5pt" style:font-name-asian="Times New Roman" style:font-family-asian="'Times New Roman'" style:font-name-complex="Times New Roman" style:font-family-complex="'Times New Roman'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Frame_20_contents" style:display-name="Frame contents" style:family="paragraph" style:parent-style-name="Standard" style:class="extra"/>
    <style:style style:name="Paragrafo_20_elenco" style:display-name="Paragrafo elenco" style:family="paragraph" style:parent-style-name="Normale">
      <style:paragraph-properties fo:margin-left="1.27cm" fo:margin-right="0cm" fo:text-indent="0cm" style:auto-text-indent="false"/>
      <style:text-properties style:font-name-complex="Mangal" style:font-family-complex="Mangal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/>
    </style:style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fo:font-size="12pt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2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2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T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T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T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T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T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MP2" style:family="paragraph">
      <loext:graphic-properties draw:fill="none"/>
    </style:style>
    <style:style style:name="Mgr1" style:family="graphic">
      <style:graphic-properties draw:stroke="solid" svg:stroke-width="0.026cm" svg:stroke-color="#000000" draw:fill="none" draw:textarea-vertical-align="top" draw:auto-grow-height="true" draw:fit-to-size="false" style:shrink-to-fit="false" fo:min-height="0.034cm" fo:padding-top="0cm" fo:padding-bottom="0cm" fo:padding-left="0cm" fo:padding-right="0cm" fo:wrap-option="no-wrap" fo:margin-left="0cm" fo:margin-right="0cm" fo:margin-top="0cm" fo:margin-bottom="0cm" style:run-through="background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landscape" fo:margin-top="2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text:anchor-type="paragraph" draw:z-index="0" draw:name="Casella di testo 1" draw:style-name="Mgr1" draw:text-style-name="MP2" svg:width="0.034cm" svg:height="0.489cm" svg:x="0cm" svg:y="0.002cm"><draw:text-box><text:p/></draw:text-box></draw:frame></text:p>
      </style:footer>
    </style:master-page>
    <style:master-page style:name="MasterPage2" style:page-layout-name="Mpm1" draw:style-name="Mdp1">
      <style:footer>
        <text:p text:style-name="MP1"><draw:frame text:anchor-type="paragraph" draw:z-index="2" draw:name="Casella di testo 1" draw:style-name="Mgr1" draw:text-style-name="MP2" svg:width="0.034cm" svg:height="0.489cm" svg:x="16.965cm" svg:y="0.002cm"><draw:text-box><text:p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17-11-17T10:30:00Z</meta:creation-date>
    <dc:date>2024-01-12T15:04:35.853000000</dc:date>
    <meta:editing-duration>PT1M42S</meta:editing-duration>
    <meta:editing-cycles>1</meta:editing-cycles>
    <meta:document-statistic meta:table-count="6" meta:image-count="0" meta:object-count="0" meta:page-count="2" meta:paragraph-count="39" meta:word-count="223" meta:character-count="1517" meta:non-whitespace-character-count="1338"/>
  </office:meta>
</office:document-meta>
</file>